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51013888888889cm"/>
    </style:style>
    <style:style style:name="co2" style:family="table-column">
      <style:table-column-properties fo:break-before="auto" style:column-width="7.17902777777778cm"/>
    </style:style>
    <style:style style:name="co3" style:family="table-column">
      <style:table-column-properties fo:break-before="auto" style:column-width="1.97555555555556cm" style:use-optimal-column-width="true"/>
    </style:style>
    <style:style style:name="co4" style:family="table-column">
      <style:table-column-properties fo:break-before="auto" style:column-width="7.76111111111111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5.20347222222222cm"/>
    </style:style>
    <style:style style:name="co7" style:family="table-column">
      <style:table-column-properties fo:break-before="auto" style:column-width="2.20486111111111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54541666666667cm" style:use-optimal-column-width="true"/>
    </style:style>
    <style:style style:name="co10" style:family="table-column">
      <style:table-column-properties fo:break-before="auto" style:column-width="2.99861111111111cm" style:use-optimal-column-width="true"/>
    </style:style>
    <style:style style:name="ro1" style:family="table-row">
      <style:table-row-properties style:row-height="37pt" style:use-optimal-row-height="true" fo:break-before="auto"/>
    </style:style>
    <style:style style:name="ro2" style:family="table-row">
      <style:table-row-properties style:row-height="58pt" style:use-optimal-row-height="true" fo:break-before="auto"/>
    </style:style>
    <style:style style:name="ro3" style:family="table-row">
      <style:table-row-properties style:row-height="101.5pt" style:use-optimal-row-height="true" fo:break-before="auto"/>
    </style:style>
    <style:style style:name="ro4" style:family="table-row">
      <style:table-row-properties style:row-height="145pt" style:use-optimal-row-height="true" fo:break-before="auto"/>
    </style:style>
    <style:style style:name="ro5" style:family="table-row">
      <style:table-row-properties style:row-height="116pt" style:use-optimal-row-height="true" fo:break-before="auto"/>
    </style:style>
    <style:style style:name="ro6" style:family="table-row">
      <style:table-row-properties style:row-height="87pt" style:use-optimal-row-height="true" fo:break-before="auto"/>
    </style:style>
    <style:style style:name="ro7" style:family="table-row">
      <style:table-row-properties style:row-height="72.5pt" style:use-optimal-row-height="true" fo:break-before="auto"/>
    </style:style>
    <style:style style:name="ro8" style:family="table-row">
      <style:table-row-properties style:row-height="188.5pt" style:use-optimal-row-height="true" fo:break-before="auto"/>
    </style:style>
    <style:style style:name="ro9" style:family="table-row">
      <style:table-row-properties style:row-height="174pt" style:use-optimal-row-height="true" fo:break-before="auto"/>
    </style:style>
    <style:style style:name="ro10" style:family="table-row">
      <style:table-row-properties style:row-height="130.5pt" style:use-optimal-row-height="true" fo:break-before="auto"/>
    </style:style>
    <style:style style:name="ro1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6"/>
        <table:table-column table:style-name="co8" table:number-columns-repeated="16374" table:default-cell-style-name="ce3"/>
        <table:table-row table:style-name="ro1">
          <table:table-cell office:value-type="string" table:style-name="ce2">
            <text:p>Test Scenario ID</text:p>
          </table:table-cell>
          <table:table-cell office:value-type="string" table:style-name="ce2">
            <text:p>Test Scenario</text:p>
          </table:table-cell>
          <table:table-cell office:value-type="string" table:style-name="ce2">
            <text:p>Testcase ID</text:p>
          </table:table-cell>
          <table:table-cell office:value-type="string" table:style-name="ce2">
            <text:p>Test steps</text:p>
          </table:table-cell>
          <table:table-cell office:value-type="string" table:style-name="ce2">
            <text:p>Input</text:p>
          </table:table-cell>
          <table:table-cell office:value-type="string" table:style-name="ce2">
            <text:p>Expected results</text:p>
          </table:table-cell>
          <table:table-cell office:value-type="string" table:style-name="ce2">
            <text:p>Acual results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TestCAse Complexity</text:p>
          </table:table-cell>
          <table:table-cell office:value-type="string" table:style-name="ce2">
            <text:p>Test case Severity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S-1</text:p>
          </table:table-cell>
          <table:table-cell office:value-type="string" table:style-name="ce5">
            <text:p>As a user,I would like to launch the website by using this link "https://in.bookmyshow.com/", so that I can book the tickets.</text:p>
          </table:table-cell>
          <table:table-cell office:value-type="string" table:style-name="ce4">
            <text:p>TC-1</text:p>
          </table:table-cell>
          <table:table-cell office:value-type="string" table:style-name="ce5">
            <text:p>1. Type the Url "https://in.bookmyshow.com/" in Google chrome.</text:p>
            <text:p>2. Click Enter.</text:p>
          </table:table-cell>
          <table:table-cell office:value-type="string" table:style-name="ce5">
            <text:p>https://in.bookmyshow.com/</text:p>
          </table:table-cell>
          <table:table-cell office:value-type="string" table:style-name="ce5">
            <text:p>"Bookmyshow" website will open and able to see Homepage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TS-2</text:p>
          </table:table-cell>
          <table:table-cell office:value-type="string" table:style-name="ce5">
            <text:p>As a user,I would like to see the menulist in the <text:s/>Homepage like Movies, Streams, Events, Plays, Sports, Activities,Buzz on the left side and listyourshow,corporates,offers,giftcards on the right side of the page, so that I can choose the option.</text:p>
          </table:table-cell>
          <table:table-cell office:value-type="string" table:style-name="ce4">
            <text:p>TC-2</text:p>
          </table:table-cell>
          <table:table-cell office:value-type="string" table:style-name="ce5">
            <text:p>1. Open the Website.</text:p>
            <text:p>2. Check the Home page has the menulist such as <text:s/>Movies, Streams, Events, Plays, Sports, Activities,Buzz on the left side and listyourshow, corporates, offers, giftcards on the right side of the page.</text:p>
          </table:table-cell>
          <table:table-cell office:value-type="string" table:style-name="ce5">
            <text:p>https://in.bookmyshow.com/</text:p>
          </table:table-cell>
          <table:table-cell office:value-type="string" table:style-name="ce5">
            <text:p>The Homepage listed out all the required menu list such as <text:s/>Movies, Streams, Events, Plays, Sports, Activities, Buzz on the left side and listyourshow, corporates, offers, giftcards on the right side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TS-3</text:p>
          </table:table-cell>
          <table:table-cell office:value-type="string" table:style-name="ce5">
            <text:p>As a user,I would like <text:s/>to select the city , so that I can check and book the tickets in the coresponding selected city.</text:p>
          </table:table-cell>
          <table:table-cell office:value-type="string" table:style-name="ce4">
            <text:p>TC-3</text:p>
          </table:table-cell>
          <table:table-cell office:value-type="string" table:style-name="ce5">
            <text:p>1. Click on Select city.</text:p>
            <text:p>2. "Select for your city" popop window will open.</text:p>
            <text:p>3. Check the 10 popular cities like Mumbai, Delhi, Benaluru, chennai,Hyderabad, Ahmedabad, Chandugarh, Pune, Kolkata,Kochi are displayed.</text:p>
            <text:p>4. Select Bengaluru.</text:p>
            <text:p/>
            <text:p/>
          </table:table-cell>
          <table:table-cell office:value-type="string" table:style-name="ce5">
            <text:p>Bengaluru.</text:p>
          </table:table-cell>
          <table:table-cell office:value-type="string" table:style-name="ce5">
            <text:p>User can able to find all the 10 popular cities under "Select for your city" search option.</text:p>
            <text:p>User can able to select Bengaluru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TS-4</text:p>
          </table:table-cell>
          <table:table-cell office:value-type="string" table:style-name="ce5">
            <text:p>As a user,I would like to find other cities option in "Search for your city" window and select the city, so that I can book the tickets for other cities.</text:p>
          </table:table-cell>
          <table:table-cell office:value-type="string" table:style-name="ce4">
            <text:p>TC-4</text:p>
          </table:table-cell>
          <table:table-cell office:value-type="string" table:style-name="ce5">
            <text:p>1. Check "View All Cities" link option is available in "Search for your city" window.</text:p>
            <text:p>2. Click on "View All Cities" link to display the other cities.</text:p>
            <text:p>3. Select the city for ex"Madurai</text:p>
            <text:p>4. Click on "Hide All Cities" link to hide the cities</text:p>
            <text:p/>
          </table:table-cell>
          <table:table-cell table:style-name="ce5"/>
          <table:table-cell office:value-type="string" table:style-name="ce5">
            <text:p>Other cities will get display when the user click on "view All cities" link.</text:p>
            <text:p>User can select the city.</text:p>
            <text:p>User can hide the cities by clicking "Hide All Cities" link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5</text:p>
          </table:table-cell>
          <table:table-cell office:value-type="string" table:style-name="ce5">
            <text:p>As a user,I would like to signIn by <text:s/>Email address, so that OTP can sent to the valid Email address and I can login properly.</text:p>
          </table:table-cell>
          <table:table-cell office:value-type="string" table:style-name="ce4">
            <text:p>TC-5</text:p>
          </table:table-cell>
          <table:table-cell office:value-type="string" table:style-name="ce5">
            <text:p>1. Clcik on sign-in</text:p>
            <text:p>2. Choose "Continue with Email".</text:p>
            <text:p>3.Enter valid E-mail address</text:p>
            <text:p>4. Click on continue</text:p>
            <text:p>5. Enter the OTP and click on continue</text:p>
            <text:p/>
          </table:table-cell>
          <table:table-cell office:value-type="string" table:style-name="ce5">
            <text:p>Valid EmailAddress</text:p>
          </table:table-cell>
          <table:table-cell office:value-type="string" table:style-name="ce5">
            <text:p>User can signIn by providing the vaild Email address.</text:p>
            <text:p>User will get the OTP to the Email address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S-6</text:p>
          </table:table-cell>
          <table:table-cell office:value-type="string" table:style-name="ce5">
            <text:p>As a user,I should not signIn by Invalid Email address, so that I cannot able to signin.</text:p>
          </table:table-cell>
          <table:table-cell office:value-type="string" table:style-name="ce4">
            <text:p>TC-6</text:p>
          </table:table-cell>
          <table:table-cell office:value-type="string" table:style-name="ce5">
            <text:p>1. Clcik on sign-in</text:p>
            <text:p>2. Choose "Continue with Email".</text:p>
            <text:p>3.Enter invalid E-mail address</text:p>
            <text:p/>
          </table:table-cell>
          <table:table-cell office:value-type="string" table:style-name="ce5">
            <text:p>Invalid Email address</text:p>
          </table:table-cell>
          <table:table-cell office:value-type="string" table:style-name="ce5">
            <text:p>The warning message "Invalid Email" will display and the continue button wii be disabled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S-7</text:p>
          </table:table-cell>
          <table:table-cell office:value-type="string" table:style-name="ce5">
            <text:p>As a user,I would like to signIn by <text:s/>Phone number, so that OTP can sent to the valid phone number and I can login properly.</text:p>
          </table:table-cell>
          <table:table-cell office:value-type="string" table:style-name="ce4">
            <text:p>TC-7</text:p>
          </table:table-cell>
          <table:table-cell office:value-type="string" table:style-name="ce5">
            <text:p>1. Clcik on sign-in</text:p>
            <text:p>2. Enter valid valid telephone number</text:p>
            <text:p>4. Click on continue</text:p>
            <text:p>5. Enter the OTP and click on continue</text:p>
          </table:table-cell>
          <table:table-cell office:value-type="string" table:style-name="ce5">
            <text:p>Valid phone number</text:p>
          </table:table-cell>
          <table:table-cell office:value-type="string" table:style-name="ce5">
            <text:p>User can signIn by providing the vaild telephone number.</text:p>
            <text:p>User will get the OTP to the phone number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7">
          <table:table-cell office:value-type="string" table:style-name="ce4">
            <text:p>TS-8</text:p>
          </table:table-cell>
          <table:table-cell office:value-type="string" table:style-name="ce5">
            <text:p>As a user,I would like to see all the movies that are playing in the selected city and its rating, so that I can checkout the movielist of the selected city.</text:p>
          </table:table-cell>
          <table:table-cell office:value-type="string" table:style-name="ce4">
            <text:p>TC-8</text:p>
          </table:table-cell>
          <table:table-cell office:value-type="string" table:style-name="ce5">
            <text:p>1. Select the city as Bengaluru.</text:p>
            <text:p>2. Check all the movies are listed with its rating and its category such as Action/Adventure/Fantasy.</text:p>
            <text:p/>
          </table:table-cell>
          <table:table-cell office:value-type="string" table:style-name="ce5">
            <text:p>City as Bengaluru.</text:p>
          </table:table-cell>
          <table:table-cell office:value-type="string" table:style-name="ce5">
            <text:p>All the movies which are palying in the selected city are displayed with its category and its user ratings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7">
          <table:table-cell office:value-type="string" table:style-name="ce4">
            <text:p>TS-9</text:p>
          </table:table-cell>
          <table:table-cell office:value-type="string" table:style-name="ce5">
            <text:p>As a user,I would like to view the movies based on selected language filter, so that I can easily find out my prefered movie list.</text:p>
          </table:table-cell>
          <table:table-cell office:value-type="string" table:style-name="ce4">
            <text:p>TC-9</text:p>
          </table:table-cell>
          <table:table-cell office:value-type="string" table:style-name="ce5">
            <text:p>1. Click on Language filter.</text:p>
            <text:p>2. Check that different language options are displayed.select English.</text:p>
            <text:p>3. click "Browse by Cinemas"</text:p>
            <text:p/>
          </table:table-cell>
          <table:table-cell table:style-name="ce5"/>
          <table:table-cell office:value-type="string" table:style-name="ce5">
            <text:p>User can able to view all the movies based on English language option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10</text:p>
          </table:table-cell>
          <table:table-cell office:value-type="string" table:style-name="ce5">
            <text:p>As a user,I would like toview the movies based on selected Genres filter, so that I can easily find out my prefered movie list.</text:p>
          </table:table-cell>
          <table:table-cell office:value-type="string" table:style-name="ce4">
            <text:p>TC-10</text:p>
          </table:table-cell>
          <table:table-cell office:value-type="string" table:style-name="ce5">
            <text:p>1. Click on Language filter.</text:p>
            <text:p>2. Check that different category options like crime, comady, sports etc are displayed. select crime.</text:p>
            <text:p>3. click "Browse by Cinemas"</text:p>
            <text:p/>
          </table:table-cell>
          <table:table-cell table:style-name="ce5"/>
          <table:table-cell office:value-type="string" table:style-name="ce5">
            <text:p>User can able to view all the movies based on Fatasy option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7">
          <table:table-cell office:value-type="string" table:style-name="ce4">
            <text:p>TS-11</text:p>
          </table:table-cell>
          <table:table-cell office:value-type="string" table:style-name="ce5">
            <text:p>As a user,I would like to view the movies based on selected Format filter, so that I can easily find out my prefered movie list.</text:p>
          </table:table-cell>
          <table:table-cell office:value-type="string" table:style-name="ce4">
            <text:p>TC-11</text:p>
          </table:table-cell>
          <table:table-cell office:value-type="string" table:style-name="ce5">
            <text:p>1. Click on Language filter.</text:p>
            <text:p>2. Check that different Format options like 2D, 3D,ICE etc are displayed. select 2D.</text:p>
            <text:p>3. click "Browse by Cinemas"</text:p>
            <text:p/>
          </table:table-cell>
          <table:table-cell table:style-name="ce5"/>
          <table:table-cell office:value-type="string" table:style-name="ce5">
            <text:p>User can able to view all the movies based on 2D option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8">
          <table:table-cell office:value-type="string" table:style-name="ce4">
            <text:p>TS-12</text:p>
          </table:table-cell>
          <table:table-cell office:value-type="string" table:style-name="ce5">
            <text:p>As a user,I would like to book the ticket, so that I can easily get my tickets online.</text:p>
          </table:table-cell>
          <table:table-cell office:value-type="string" table:style-name="ce4">
            <text:p>TC-12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the show timimg.</text:p>
            <text:p>5.click on Accept button.</text:p>
            <text:p>6.The "How many seates " window will appear.</text:p>
            <text:p>7.Select 4</text:p>
            <text:p>8.Click on "Select seats"</text:p>
            <text:p>9. choose 4 seats from the available seats.</text:p>
            <text:p>10.Click on pay button</text:p>
            <text:p/>
          </table:table-cell>
          <table:table-cell table:style-name="ce5"/>
          <table:table-cell office:value-type="string" table:style-name="ce5">
            <text:p>User can able to select the seats for the selected movie.</text:p>
            <text:p>After clicking pay option, user can able to see the Booking summary details.</text:p>
          </table:table-cell>
          <table:table-cell table:number-columns-repeated="2" table:style-name="ce5"/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7">
          <table:table-cell office:value-type="string" table:style-name="ce4">
            <text:p>TS-13</text:p>
          </table:table-cell>
          <table:table-cell office:value-type="string" table:style-name="ce5">
            <text:p>As a user,I would like to select a movie which is going to be booked, so that I can checkout the movielist for the selected city and select my prefered movie.</text:p>
          </table:table-cell>
          <table:table-cell office:value-type="string" table:style-name="ce4">
            <text:p>TC-13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/>
          </table:table-cell>
          <table:table-cell table:style-name="ce5"/>
          <table:table-cell office:value-type="string" table:style-name="ce5">
            <text:p>Webpage with the title "&lt;Movie name&gt;&lt;Format&gt;-&lt;Language&gt; will be displayed.</text:p>
            <text:p/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14</text:p>
          </table:table-cell>
          <table:table-cell office:value-type="string" table:style-name="ce5">
            <text:p>As a user,I would like to select one day from the available calender, so that I can easily know the movie show time and also plan my show.</text:p>
          </table:table-cell>
          <table:table-cell office:value-type="string" table:style-name="ce4">
            <text:p>TC-14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a date from the displayed calender option.</text:p>
          </table:table-cell>
          <table:table-cell table:style-name="ce5"/>
          <table:table-cell office:value-type="string" table:style-name="ce5">
            <text:p>User can able to view the date option in the calender and able to select only one day from the list.</text:p>
            <text:p>Day starts from the current date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15</text:p>
          </table:table-cell>
          <table:table-cell office:value-type="string" table:style-name="ce5">
            <text:p>As a user,I would like to view the available theater options with the timings, so that I can easily know the theater list where the selected movie is playing.</text:p>
          </table:table-cell>
          <table:table-cell office:value-type="string" table:style-name="ce4">
            <text:p>TC-15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check the available threater options with the show timimgs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User can able to view the threater options with show timimgs for the selected movie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TS-16</text:p>
          </table:table-cell>
          <table:table-cell office:value-type="string" table:style-name="ce5">
            <text:p>As a user,I would like to find the location of the selected threater in Info option, so that I can easily know the location of the threater.</text:p>
          </table:table-cell>
          <table:table-cell office:value-type="string" table:style-name="ce4">
            <text:p>TC-16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Check Info option is available next to the threater name.</text:p>
            <text:p>5. Click on Info</text:p>
          </table:table-cell>
          <table:table-cell table:style-name="ce5"/>
          <table:table-cell office:value-type="string" table:style-name="ce5">
            <text:p>User can able to check the location details of the selected threater<text:s/>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17</text:p>
          </table:table-cell>
          <table:table-cell office:value-type="string" table:style-name="ce5">
            <text:p>As a user,I would like to to find the cancellation option under the show timimg option, so that I can cancel my ticket if I don’t want to watch.</text:p>
          </table:table-cell>
          <table:table-cell office:value-type="string" table:style-name="ce4">
            <text:p>TC-17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Check Cancellation option is available under show timimg.</text:p>
          </table:table-cell>
          <table:table-cell table:style-name="ce5"/>
          <table:table-cell office:value-type="string" table:style-name="ce5">
            <text:p>User can able to find "Non-cancellable" or "cancellation available" option under show timimgs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9">
          <table:table-cell office:value-type="string" table:style-name="ce4">
            <text:p>TS-18</text:p>
          </table:table-cell>
          <table:table-cell office:value-type="string" table:style-name="ce5">
            <text:p>As a user,I would like to find "food and Beverage" avilable option under movie name, so that I can plan accordingly.</text:p>
          </table:table-cell>
          <table:table-cell office:value-type="string" table:style-name="ce4">
            <text:p>TC-18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Check "Food and Beverage " available for the threater which are providing this facility.Ex: Under "Cinepolis: Lulu Mall, Bengaluru" the facility "food and Beverage" option is showing.<text:s/></text:p>
            <text:p>The option "food and Beverage" is showing uner the threater "Anjan Digital 4K A/C Cinema: Magadi Road".</text:p>
          </table:table-cell>
          <table:table-cell table:style-name="ce5"/>
          <table:table-cell office:value-type="string" table:style-name="ce5">
            <text:p>User can able to check "food and Beverage" facility is availabel or not for the selected Threater.</text:p>
          </table:table-cell>
          <table:table-cell table:number-columns-repeated="2" table:style-name="ce5"/>
          <table:table-cell office:value-type="string" table:style-name="ce4">
            <text:p>Low</text:p>
          </table:table-cell>
          <table:table-cell office:value-type="string" table:style-name="ce4">
            <text:p>low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19</text:p>
          </table:table-cell>
          <table:table-cell office:value-type="string" table:style-name="ce5">
            <text:p>As a user,I would like to select the timings for the selected movie, so that I can plan y movie time accordingly.</text:p>
          </table:table-cell>
          <table:table-cell office:value-type="string" table:style-name="ce4">
            <text:p>TC-19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the show timimg.</text:p>
            <text:p/>
          </table:table-cell>
          <table:table-cell table:style-name="ce5"/>
          <table:table-cell office:value-type="string" table:style-name="ce5">
            <text:p>User can able to select the show timimgs for the selected movie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20</text:p>
          </table:table-cell>
          <table:table-cell office:value-type="string" table:style-name="ce5">
            <text:p>As a user,I would like to accept the Terms and conditions, so that I come to know the terms and conditions .</text:p>
          </table:table-cell>
          <table:table-cell office:value-type="string" table:style-name="ce4">
            <text:p>TC-20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the show timimg.</text:p>
            <text:p>5.click on Accept button.</text:p>
          </table:table-cell>
          <table:table-cell table:style-name="ce5"/>
          <table:table-cell office:value-type="string" table:style-name="ce5">
            <text:p>After selecting the timimgs, Terms and conditions popup window appears.</text:p>
            <text:p>User can able to accept the terms and conditions.</text:p>
          </table:table-cell>
          <table:table-cell table:number-columns-repeated="2" table:style-name="ce5"/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6">
          <table:table-cell office:value-type="string" table:style-name="ce4">
            <text:p>TS-21</text:p>
          </table:table-cell>
          <table:table-cell office:value-type="string" table:style-name="ce5">
            <text:p>As a user,I would like to reject the Terms and conditions, so that I can reject if I donot want to proceed .</text:p>
          </table:table-cell>
          <table:table-cell office:value-type="string" table:style-name="ce4">
            <text:p>TC-20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the show timimg.</text:p>
            <text:p>5.click on Reject button.</text:p>
          </table:table-cell>
          <table:table-cell table:style-name="ce5"/>
          <table:table-cell office:value-type="string" table:style-name="ce5">
            <text:p>After selecting the timimgs, Terms and conditions popup window appears.</text:p>
            <text:p>User can able to reject the terms and conditions and the goes to previous windows.</text:p>
          </table:table-cell>
          <table:table-cell table:number-columns-repeated="2" table:style-name="ce5"/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9">
          <table:table-cell office:value-type="string" table:style-name="ce4">
            <text:p>TS-22</text:p>
          </table:table-cell>
          <table:table-cell office:value-type="string" table:style-name="ce5">
            <text:p>As a user,I would like to select the number of required seats , so that I can plan accordingly wher I would like to sit and watch the movie.</text:p>
          </table:table-cell>
          <table:table-cell office:value-type="string" table:style-name="ce4">
            <text:p>TC-22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the show timimg.</text:p>
            <text:p>5.click on Accept button.</text:p>
            <text:p>6.The "How many seates " window will appear.</text:p>
            <text:p>7.Select 4</text:p>
            <text:p>8.Click on "Select seats"</text:p>
            <text:p>9. choose 4 seats from the available seats<text:s/></text:p>
            <text:p/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ser can able to select the required seats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style-name="ro10">
          <table:table-cell office:value-type="string" table:style-name="ce4">
            <text:p>TS-23</text:p>
          </table:table-cell>
          <table:table-cell office:value-type="string" table:style-name="ce5">
            <text:p>As a user,I would like to check the availability of the seats, so that I can easily plan accordingly.</text:p>
          </table:table-cell>
          <table:table-cell office:value-type="string" table:style-name="ce4">
            <text:p>TC-23</text:p>
          </table:table-cell>
          <table:table-cell office:value-type="string" table:style-name="ce5">
            <text:p>1. Click on a movie</text:p>
            <text:p>2. Click on Book tickets</text:p>
            <text:p>3. Select language and format like English and 3D</text:p>
            <text:p>4. Select the show timimg.</text:p>
            <text:p>5.click on Accept button.</text:p>
            <text:p>6.The "How many seates " window will appear.</text:p>
            <text:p/>
          </table:table-cell>
          <table:table-cell table:style-name="ce5"/>
          <table:table-cell office:value-type="string" table:style-name="ce5">
            <text:p>User can able to check the seat availability.</text:p>
          </table:table-cell>
          <table:table-cell table:number-columns-repeated="2" table:style-name="ce5"/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table:number-columns-repeated="16374"/>
        </table:table-row>
        <table:table-row table:number-rows-repeated="104855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01</meta:generator>
    <meta:initial-creator>Kavinram</meta:initial-creator>
    <dc:creator>Kavinram</dc:creator>
    <meta:creation-date>2023-06-11T13:05:43Z</meta:creation-date>
    <dc:date>2023-06-11T13:25:44Z</dc:date>
  </office:meta>
</office:document-meta>
</file>